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BCDD80D769B0DB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dce6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draw:marker-start-width="0.279cm" draw:marker-end="Puntas_20_de_20_flecha_20_3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ash_20__28_Rounded_29_" svg:stroke-width="0.053cm" draw:marker-start-width="0.279cm" draw:marker-end="Puntas_20_de_20_flecha_20_2" draw:marker-end-width="0.379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vertical-align="middle" draw:auto-grow-height="false" fo:min-height="0.222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dc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loext:opacity="100%" fo:font-size="22pt" fo:font-weight="bold" style:font-size-asian="22pt" style:font-size-complex="22pt"/>
    </style:style>
    <style:style style:name="P5" style:family="paragraph">
      <loext:graphic-properties draw:fill="none" draw:fill-color="#ffffff"/>
      <style:text-properties fo:color="#000000" loext:opacity="100%" fo:font-size="22pt" fo:font-weight="bold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75cm" svg:height="2.25cm" svg:x="4cm" svg:y="14cm">
          <text:p text:style-name="P1">Suscriptor</text:p>
          <text:p text:style-name="P1">(app c# dotne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2.25cm" svg:x="3.75cm" svg:y="3.25cm">
          <text:p text:style-name="P1">Publicador</text:p>
          <text:p text:style-name="P1">(ESP32)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881cm" svg:height="5.881cm" svg:x="17.869cm" svg:y="6.869cm">
          <draw:image xlink:href="Pictures/100000010000032000000320BCDD80D769B0DBDC.png" xlink:type="simple" xlink:show="embed" xlink:actuate="onLoad" draw:mime-type="image/png">
            <text:p/>
          </draw:image>
        </draw:frame>
        <draw:line draw:style-name="gr3" draw:text-style-name="P3" draw:layer="layout" svg:x1="10cm" svg:y1="4.75cm" svg:x2="17.25cm" svg:y2="8.75cm">
          <text:p/>
        </draw:line>
        <draw:line draw:style-name="gr4" draw:text-style-name="P3" draw:layer="layout" svg:x1="17cm" svg:y1="10.5cm" svg:x2="10.25cm" svg:y2="14.75cm">
          <text:p/>
        </draw:line>
        <draw:custom-shape draw:style-name="gr5" draw:text-style-name="P1" draw:layer="layout" svg:width="2cm" svg:height="1.5cm" svg:x="12.25cm" svg:y="10.7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5" draw:layer="layout" svg:width="3.855cm" svg:height="1.119cm" svg:x="18.895cm" svg:y="13.131cm">
          <draw:text-box>
            <text:p text:style-name="P4"><text:span text:style-name="T1">BROK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7 20 13" svg:d="M0 20l10-13 10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2T18:03:20.330373172</meta:creation-date>
    <dc:date>2023-09-02T18:15:05.145974517</dc:date>
    <meta:editing-duration>PT11M45S</meta:editing-duration>
    <meta:editing-cycles>1</meta:editing-cycles>
    <meta:generator>LibreOffice/7.3.7.2$Linux_X86_64 LibreOffice_project/30$Build-2</meta:generator>
    <meta:document-statistic meta:object-count="7"/>
  </office:meta>
</office:document-meta>
</file>